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0.3339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572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1.8902in"/>
    </style:style>
    <style:style style:name="co8" style:family="table-column">
      <style:table-column-properties fo:break-before="auto" style:column-width="4.1055in"/>
    </style:style>
    <style:style style:name="co9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1" table:default-cell-style-name="ce5"/>
        <table:table-column table:style-name="co1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3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11"/>
        <table:table-column table:style-name="co1" table:number-columns-repeated="1636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9" office:value-type="string" calcext:value-type="string">
            <text:p>Link (Ctrl click)</text:p>
          </table:table-cell>
          <table:table-cell table:style-name="ce12"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+[.C2]" office:value-type="float" office:value="1" calcext:value-type="float">
            <text:p>1</text:p>
          </table:table-cell>
          <table:table-cell table:style-name="ce6" table:formula="of:=IF([.D2]&gt;=1000000; TEXT([.D2]/1000000; &quot;0.0#&quot;)&amp;&quot; M&quot;; IF([.D2]&gt;=1000; TEXT([.D2]/1000; &quot;0.0#&quot;)&amp;&quot; k&quot;;  IF([.D2]&gt;=1; TEXT([.D2]; &quot;0.0#&quot;);IF([.D2]&gt;=0.001; TEXT([.D2]*1000; &quot;0.0#&quot;)&amp;&quot; m&quot;; IF([.D2]&gt;=0.000001; TEXT([.D2]*1000000; &quot;0.0#&quot;)&amp;&quot; µ&quot;;IF([.D2]&gt;=0.000000001; TEXT([.D2]*1000000000; &quot;0.0#&quot;)&amp;&quot; n&quot;; IF([.D2]&gt;=0.000000000001; TEXT([.D2]*1000000000000; &quot;0.0#&quot;)&amp;&quot; p&quot;;TEXT([.D2]; &quot;0.0#&quot;))))))))" office:value-type="string" office:string-value="1.0" calcext:value-type="string">
            <text:p>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]+[.C3]" office:value-type="float" office:value="2" calcext:value-type="float">
            <text:p>2</text:p>
          </table:table-cell>
          <table:table-cell table:style-name="ce6" table:formula="of:=IF([.D3]&gt;=1000000; TEXT([.D3]/1000000; &quot;0.0#&quot;)&amp;&quot; M&quot;; IF([.D3]&gt;=1000; TEXT([.D3]/1000; &quot;0.0#&quot;)&amp;&quot; k&quot;;  IF([.D3]&gt;=1; TEXT([.D3]; &quot;0.0#&quot;);IF([.D3]&gt;=0.001; TEXT([.D3]*1000; &quot;0.0#&quot;)&amp;&quot; m&quot;; IF([.D3]&gt;=0.000001; TEXT([.D3]*1000000; &quot;0.0#&quot;)&amp;&quot; µ&quot;;IF([.D3]&gt;=0.000000001; TEXT([.D3]*1000000000; &quot;0.0#&quot;)&amp;&quot; n&quot;; IF([.D3]&gt;=0.000000000001; TEXT([.D3]*1000000000000; &quot;0.0#&quot;)&amp;&quot; p&quot;;TEXT([.D3]; &quot;0.0#&quot;))))))))" office:value-type="string" office:string-value="2.0" calcext:value-type="string">
            <text:p>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]+[.C4]" office:value-type="float" office:value="0" calcext:value-type="float">
            <text:p>0</text:p>
          </table:table-cell>
          <table:table-cell table:style-name="ce6" table:formula="of:=IF([.D4]&gt;=1000000; TEXT([.D4]/1000000; &quot;0.0#&quot;)&amp;&quot; M&quot;; IF([.D4]&gt;=1000; TEXT([.D4]/1000; &quot;0.0#&quot;)&amp;&quot; k&quot;;  IF([.D4]&gt;=1; TEXT([.D4]; &quot;0.0#&quot;);IF([.D4]&gt;=0.001; TEXT([.D4]*1000; &quot;0.0#&quot;)&amp;&quot; m&quot;; IF([.D4]&gt;=0.000001; TEXT([.D4]*1000000; &quot;0.0#&quot;)&amp;&quot; µ&quot;;IF([.D4]&gt;=0.000000001; TEXT([.D4]*1000000000; &quot;0.0#&quot;)&amp;&quot; n&quot;; IF([.D4]&gt;=0.000000000001; TEXT([.D4]*1000000000000; &quot;0.0#&quot;)&amp;&quot; p&quot;;TEXT([.D4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]+[.C5]" office:value-type="float" office:value="0" calcext:value-type="float">
            <text:p>0</text:p>
          </table:table-cell>
          <table:table-cell table:style-name="ce6" table:formula="of:=IF([.D5]&gt;=1000000; TEXT([.D5]/1000000; &quot;0.0#&quot;)&amp;&quot; M&quot;; IF([.D5]&gt;=1000; TEXT([.D5]/1000; &quot;0.0#&quot;)&amp;&quot; k&quot;;  IF([.D5]&gt;=1; TEXT([.D5]; &quot;0.0#&quot;);IF([.D5]&gt;=0.001; TEXT([.D5]*1000; &quot;0.0#&quot;)&amp;&quot; m&quot;; IF([.D5]&gt;=0.000001; TEXT([.D5]*1000000; &quot;0.0#&quot;)&amp;&quot; µ&quot;;IF([.D5]&gt;=0.000000001; TEXT([.D5]*1000000000; &quot;0.0#&quot;)&amp;&quot; n&quot;; IF([.D5]&gt;=0.000000000001; TEXT([.D5]*1000000000000; &quot;0.0#&quot;)&amp;&quot; p&quot;;TEXT([.D5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6]+[.C6]" office:value-type="float" office:value="0" calcext:value-type="float">
            <text:p>0</text:p>
          </table:table-cell>
          <table:table-cell table:style-name="ce6" table:formula="of:=IF([.D6]&gt;=1000000; TEXT([.D6]/1000000; &quot;0.0#&quot;)&amp;&quot; M&quot;; IF([.D6]&gt;=1000; TEXT([.D6]/1000; &quot;0.0#&quot;)&amp;&quot; k&quot;;  IF([.D6]&gt;=1; TEXT([.D6]; &quot;0.0#&quot;);IF([.D6]&gt;=0.001; TEXT([.D6]*1000; &quot;0.0#&quot;)&amp;&quot; m&quot;; IF([.D6]&gt;=0.000001; TEXT([.D6]*1000000; &quot;0.0#&quot;)&amp;&quot; µ&quot;;IF([.D6]&gt;=0.000000001; TEXT([.D6]*1000000000; &quot;0.0#&quot;)&amp;&quot; n&quot;; IF([.D6]&gt;=0.000000000001; TEXT([.D6]*1000000000000; &quot;0.0#&quot;)&amp;&quot; p&quot;;TEXT([.D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7]+[.C7]" office:value-type="float" office:value="0" calcext:value-type="float">
            <text:p>0</text:p>
          </table:table-cell>
          <table:table-cell table:style-name="ce6" table:formula="of:=IF([.D7]&gt;=1000000; TEXT([.D7]/1000000; &quot;0.0#&quot;)&amp;&quot; M&quot;; IF([.D7]&gt;=1000; TEXT([.D7]/1000; &quot;0.0#&quot;)&amp;&quot; k&quot;;  IF([.D7]&gt;=1; TEXT([.D7]; &quot;0.0#&quot;);IF([.D7]&gt;=0.001; TEXT([.D7]*1000; &quot;0.0#&quot;)&amp;&quot; m&quot;; IF([.D7]&gt;=0.000001; TEXT([.D7]*1000000; &quot;0.0#&quot;)&amp;&quot; µ&quot;;IF([.D7]&gt;=0.000000001; TEXT([.D7]*1000000000; &quot;0.0#&quot;)&amp;&quot; n&quot;; IF([.D7]&gt;=0.000000000001; TEXT([.D7]*1000000000000; &quot;0.0#&quot;)&amp;&quot; p&quot;;TEXT([.D7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8]+[.C8]" office:value-type="float" office:value="0" calcext:value-type="float">
            <text:p>0</text:p>
          </table:table-cell>
          <table:table-cell table:style-name="ce6" table:formula="of:=IF([.D8]&gt;=1000000; TEXT([.D8]/1000000; &quot;0.0#&quot;)&amp;&quot; M&quot;; IF([.D8]&gt;=1000; TEXT([.D8]/1000; &quot;0.0#&quot;)&amp;&quot; k&quot;;  IF([.D8]&gt;=1; TEXT([.D8]; &quot;0.0#&quot;);IF([.D8]&gt;=0.001; TEXT([.D8]*1000; &quot;0.0#&quot;)&amp;&quot; m&quot;; IF([.D8]&gt;=0.000001; TEXT([.D8]*1000000; &quot;0.0#&quot;)&amp;&quot; µ&quot;;IF([.D8]&gt;=0.000000001; TEXT([.D8]*1000000000; &quot;0.0#&quot;)&amp;&quot; n&quot;; IF([.D8]&gt;=0.000000000001; TEXT([.D8]*1000000000000; &quot;0.0#&quot;)&amp;&quot; p&quot;;TEXT([.D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9]+[.C9]" office:value-type="float" office:value="0" calcext:value-type="float">
            <text:p>0</text:p>
          </table:table-cell>
          <table:table-cell table:style-name="ce6" table:formula="of:=IF([.D9]&gt;=1000000; TEXT([.D9]/1000000; &quot;0.0#&quot;)&amp;&quot; M&quot;; IF([.D9]&gt;=1000; TEXT([.D9]/1000; &quot;0.0#&quot;)&amp;&quot; k&quot;;  IF([.D9]&gt;=1; TEXT([.D9]; &quot;0.0#&quot;);IF([.D9]&gt;=0.001; TEXT([.D9]*1000; &quot;0.0#&quot;)&amp;&quot; m&quot;; IF([.D9]&gt;=0.000001; TEXT([.D9]*1000000; &quot;0.0#&quot;)&amp;&quot; µ&quot;;IF([.D9]&gt;=0.000000001; TEXT([.D9]*1000000000; &quot;0.0#&quot;)&amp;&quot; n&quot;; IF([.D9]&gt;=0.000000000001; TEXT([.D9]*1000000000000; &quot;0.0#&quot;)&amp;&quot; p&quot;;TEXT([.D9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0]+[.C10]" office:value-type="float" office:value="0" calcext:value-type="float">
            <text:p>0</text:p>
          </table:table-cell>
          <table:table-cell table:style-name="ce6" table:formula="of:=IF([.D10]&gt;=1000000; TEXT([.D10]/1000000; &quot;0.0#&quot;)&amp;&quot; M&quot;; IF([.D10]&gt;=1000; TEXT([.D10]/1000; &quot;0.0#&quot;)&amp;&quot; k&quot;;  IF([.D10]&gt;=1; TEXT([.D10]; &quot;0.0#&quot;);IF([.D10]&gt;=0.001; TEXT([.D10]*1000; &quot;0.0#&quot;)&amp;&quot; m&quot;; IF([.D10]&gt;=0.000001; TEXT([.D10]*1000000; &quot;0.0#&quot;)&amp;&quot; µ&quot;;IF([.D10]&gt;=0.000000001; TEXT([.D10]*1000000000; &quot;0.0#&quot;)&amp;&quot; n&quot;; IF([.D10]&gt;=0.000000000001; TEXT([.D10]*1000000000000; &quot;0.0#&quot;)&amp;&quot; p&quot;;TEXT([.D10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1]+[.C11]" office:value-type="float" office:value="0" calcext:value-type="float">
            <text:p>0</text:p>
          </table:table-cell>
          <table:table-cell table:style-name="ce6" table:formula="of:=IF([.D11]&gt;=1000000; TEXT([.D11]/1000000; &quot;0.0#&quot;)&amp;&quot; M&quot;; IF([.D11]&gt;=1000; TEXT([.D11]/1000; &quot;0.0#&quot;)&amp;&quot; k&quot;;  IF([.D11]&gt;=1; TEXT([.D11]; &quot;0.0#&quot;);IF([.D11]&gt;=0.001; TEXT([.D11]*1000; &quot;0.0#&quot;)&amp;&quot; m&quot;; IF([.D11]&gt;=0.000001; TEXT([.D11]*1000000; &quot;0.0#&quot;)&amp;&quot; µ&quot;;IF([.D11]&gt;=0.000000001; TEXT([.D11]*1000000000; &quot;0.0#&quot;)&amp;&quot; n&quot;; IF([.D11]&gt;=0.000000000001; TEXT([.D11]*1000000000000; &quot;0.0#&quot;)&amp;&quot; p&quot;;TEXT([.D11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2]+[.C12]" office:value-type="float" office:value="0" calcext:value-type="float">
            <text:p>0</text:p>
          </table:table-cell>
          <table:table-cell table:style-name="ce6" table:formula="of:=IF([.D12]&gt;=1000000; TEXT([.D12]/1000000; &quot;0.0#&quot;)&amp;&quot; M&quot;; IF([.D12]&gt;=1000; TEXT([.D12]/1000; &quot;0.0#&quot;)&amp;&quot; k&quot;;  IF([.D12]&gt;=1; TEXT([.D12]; &quot;0.0#&quot;);IF([.D12]&gt;=0.001; TEXT([.D12]*1000; &quot;0.0#&quot;)&amp;&quot; m&quot;; IF([.D12]&gt;=0.000001; TEXT([.D12]*1000000; &quot;0.0#&quot;)&amp;&quot; µ&quot;;IF([.D12]&gt;=0.000000001; TEXT([.D12]*1000000000; &quot;0.0#&quot;)&amp;&quot; n&quot;; IF([.D12]&gt;=0.000000000001; TEXT([.D12]*1000000000000; &quot;0.0#&quot;)&amp;&quot; p&quot;;TEXT([.D12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3]+[.C13]" office:value-type="float" office:value="0" calcext:value-type="float">
            <text:p>0</text:p>
          </table:table-cell>
          <table:table-cell table:style-name="ce6" table:formula="of:=IF([.D13]&gt;=1000000; TEXT([.D13]/1000000; &quot;0.0#&quot;)&amp;&quot; M&quot;; IF([.D13]&gt;=1000; TEXT([.D13]/1000; &quot;0.0#&quot;)&amp;&quot; k&quot;;  IF([.D13]&gt;=1; TEXT([.D13]; &quot;0.0#&quot;);IF([.D13]&gt;=0.001; TEXT([.D13]*1000; &quot;0.0#&quot;)&amp;&quot; m&quot;; IF([.D13]&gt;=0.000001; TEXT([.D13]*1000000; &quot;0.0#&quot;)&amp;&quot; µ&quot;;IF([.D13]&gt;=0.000000001; TEXT([.D13]*1000000000; &quot;0.0#&quot;)&amp;&quot; n&quot;; IF([.D13]&gt;=0.000000000001; TEXT([.D13]*1000000000000; &quot;0.0#&quot;)&amp;&quot; p&quot;;TEXT([.D13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4]+[.C14]" office:value-type="float" office:value="0" calcext:value-type="float">
            <text:p>0</text:p>
          </table:table-cell>
          <table:table-cell table:style-name="ce6" table:formula="of:=IF([.D14]&gt;=1000000; TEXT([.D14]/1000000; &quot;0.0#&quot;)&amp;&quot; M&quot;; IF([.D14]&gt;=1000; TEXT([.D14]/1000; &quot;0.0#&quot;)&amp;&quot; k&quot;;  IF([.D14]&gt;=1; TEXT([.D14]; &quot;0.0#&quot;);IF([.D14]&gt;=0.001; TEXT([.D14]*1000; &quot;0.0#&quot;)&amp;&quot; m&quot;; IF([.D14]&gt;=0.000001; TEXT([.D14]*1000000; &quot;0.0#&quot;)&amp;&quot; µ&quot;;IF([.D14]&gt;=0.000000001; TEXT([.D14]*1000000000; &quot;0.0#&quot;)&amp;&quot; n&quot;; IF([.D14]&gt;=0.000000000001; TEXT([.D14]*1000000000000; &quot;0.0#&quot;)&amp;&quot; p&quot;;TEXT([.D14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5]+[.C15]" office:value-type="float" office:value="0" calcext:value-type="float">
            <text:p>0</text:p>
          </table:table-cell>
          <table:table-cell table:style-name="ce6" table:formula="of:=IF([.D15]&gt;=1000000; TEXT([.D15]/1000000; &quot;0.0#&quot;)&amp;&quot; M&quot;; IF([.D15]&gt;=1000; TEXT([.D15]/1000; &quot;0.0#&quot;)&amp;&quot; k&quot;;  IF([.D15]&gt;=1; TEXT([.D15]; &quot;0.0#&quot;);IF([.D15]&gt;=0.001; TEXT([.D15]*1000; &quot;0.0#&quot;)&amp;&quot; m&quot;; IF([.D15]&gt;=0.000001; TEXT([.D15]*1000000; &quot;0.0#&quot;)&amp;&quot; µ&quot;;IF([.D15]&gt;=0.000000001; TEXT([.D15]*1000000000; &quot;0.0#&quot;)&amp;&quot; n&quot;; IF([.D15]&gt;=0.000000000001; TEXT([.D15]*1000000000000; &quot;0.0#&quot;)&amp;&quot; p&quot;;TEXT([.D15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6]+[.C16]" office:value-type="float" office:value="0" calcext:value-type="float">
            <text:p>0</text:p>
          </table:table-cell>
          <table:table-cell table:style-name="ce6" table:formula="of:=IF([.D16]&gt;=1000000; TEXT([.D16]/1000000; &quot;0.0#&quot;)&amp;&quot; M&quot;; IF([.D16]&gt;=1000; TEXT([.D16]/1000; &quot;0.0#&quot;)&amp;&quot; k&quot;;  IF([.D16]&gt;=1; TEXT([.D16]; &quot;0.0#&quot;);IF([.D16]&gt;=0.001; TEXT([.D16]*1000; &quot;0.0#&quot;)&amp;&quot; m&quot;; IF([.D16]&gt;=0.000001; TEXT([.D16]*1000000; &quot;0.0#&quot;)&amp;&quot; µ&quot;;IF([.D16]&gt;=0.000000001; TEXT([.D16]*1000000000; &quot;0.0#&quot;)&amp;&quot; n&quot;; IF([.D16]&gt;=0.000000000001; TEXT([.D16]*1000000000000; &quot;0.0#&quot;)&amp;&quot; p&quot;;TEXT([.D1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7]+[.C17]" office:value-type="float" office:value="0" calcext:value-type="float">
            <text:p>0</text:p>
          </table:table-cell>
          <table:table-cell table:style-name="ce6" table:formula="of:=IF([.D17]&gt;=1000000; TEXT([.D17]/1000000; &quot;0.0#&quot;)&amp;&quot; M&quot;; IF([.D17]&gt;=1000; TEXT([.D17]/1000; &quot;0.0#&quot;)&amp;&quot; k&quot;;  IF([.D17]&gt;=1; TEXT([.D17]; &quot;0.0#&quot;);IF([.D17]&gt;=0.001; TEXT([.D17]*1000; &quot;0.0#&quot;)&amp;&quot; m&quot;; IF([.D17]&gt;=0.000001; TEXT([.D17]*1000000; &quot;0.0#&quot;)&amp;&quot; µ&quot;;IF([.D17]&gt;=0.000000001; TEXT([.D17]*1000000000; &quot;0.0#&quot;)&amp;&quot; n&quot;; IF([.D17]&gt;=0.000000000001; TEXT([.D17]*1000000000000; &quot;0.0#&quot;)&amp;&quot; p&quot;;TEXT([.D17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8]+[.C18]" office:value-type="float" office:value="0" calcext:value-type="float">
            <text:p>0</text:p>
          </table:table-cell>
          <table:table-cell table:style-name="ce6" table:formula="of:=IF([.D18]&gt;=1000000; TEXT([.D18]/1000000; &quot;0.0#&quot;)&amp;&quot; M&quot;; IF([.D18]&gt;=1000; TEXT([.D18]/1000; &quot;0.0#&quot;)&amp;&quot; k&quot;;  IF([.D18]&gt;=1; TEXT([.D18]; &quot;0.0#&quot;);IF([.D18]&gt;=0.001; TEXT([.D18]*1000; &quot;0.0#&quot;)&amp;&quot; m&quot;; IF([.D18]&gt;=0.000001; TEXT([.D18]*1000000; &quot;0.0#&quot;)&amp;&quot; µ&quot;;IF([.D18]&gt;=0.000000001; TEXT([.D18]*1000000000; &quot;0.0#&quot;)&amp;&quot; n&quot;; IF([.D18]&gt;=0.000000000001; TEXT([.D18]*1000000000000; &quot;0.0#&quot;)&amp;&quot; p&quot;;TEXT([.D1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9]+[.C19]" office:value-type="float" office:value="0" calcext:value-type="float">
            <text:p>0</text:p>
          </table:table-cell>
          <table:table-cell table:style-name="ce6" table:formula="of:=IF([.D19]&gt;=1000000; TEXT([.D19]/1000000; &quot;0.0#&quot;)&amp;&quot; M&quot;; IF([.D19]&gt;=1000; TEXT([.D19]/1000; &quot;0.0#&quot;)&amp;&quot; k&quot;;  IF([.D19]&gt;=1; TEXT([.D19]; &quot;0.0#&quot;);IF([.D19]&gt;=0.001; TEXT([.D19]*1000; &quot;0.0#&quot;)&amp;&quot; m&quot;; IF([.D19]&gt;=0.000001; TEXT([.D19]*1000000; &quot;0.0#&quot;)&amp;&quot; µ&quot;;IF([.D19]&gt;=0.000000001; TEXT([.D19]*1000000000; &quot;0.0#&quot;)&amp;&quot; n&quot;; IF([.D19]&gt;=0.000000000001; TEXT([.D19]*1000000000000; &quot;0.0#&quot;)&amp;&quot; p&quot;;TEXT([.D19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0]+[.C20]" office:value-type="float" office:value="0" calcext:value-type="float">
            <text:p>0</text:p>
          </table:table-cell>
          <table:table-cell table:style-name="ce6" table:formula="of:=IF([.D20]&gt;=1000000; TEXT([.D20]/1000000; &quot;0.0#&quot;)&amp;&quot; M&quot;; IF([.D20]&gt;=1000; TEXT([.D20]/1000; &quot;0.0#&quot;)&amp;&quot; k&quot;;  IF([.D20]&gt;=1; TEXT([.D20]; &quot;0.0#&quot;);IF([.D20]&gt;=0.001; TEXT([.D20]*1000; &quot;0.0#&quot;)&amp;&quot; m&quot;; IF([.D20]&gt;=0.000001; TEXT([.D20]*1000000; &quot;0.0#&quot;)&amp;&quot; µ&quot;;IF([.D20]&gt;=0.000000001; TEXT([.D20]*1000000000; &quot;0.0#&quot;)&amp;&quot; n&quot;; IF([.D20]&gt;=0.000000000001; TEXT([.D20]*1000000000000; &quot;0.0#&quot;)&amp;&quot; p&quot;;TEXT([.D20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1]+[.C21]" office:value-type="float" office:value="0" calcext:value-type="float">
            <text:p>0</text:p>
          </table:table-cell>
          <table:table-cell table:style-name="ce6" table:formula="of:=IF([.D21]&gt;=1000000; TEXT([.D21]/1000000; &quot;0.0#&quot;)&amp;&quot; M&quot;; IF([.D21]&gt;=1000; TEXT([.D21]/1000; &quot;0.0#&quot;)&amp;&quot; k&quot;;  IF([.D21]&gt;=1; TEXT([.D21]; &quot;0.0#&quot;);IF([.D21]&gt;=0.001; TEXT([.D21]*1000; &quot;0.0#&quot;)&amp;&quot; m&quot;; IF([.D21]&gt;=0.000001; TEXT([.D21]*1000000; &quot;0.0#&quot;)&amp;&quot; µ&quot;;IF([.D21]&gt;=0.000000001; TEXT([.D21]*1000000000; &quot;0.0#&quot;)&amp;&quot; n&quot;; IF([.D21]&gt;=0.000000000001; TEXT([.D21]*1000000000000; &quot;0.0#&quot;)&amp;&quot; p&quot;;TEXT([.D21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2]+[.C22]" office:value-type="float" office:value="0" calcext:value-type="float">
            <text:p>0</text:p>
          </table:table-cell>
          <table:table-cell table:style-name="ce6" table:formula="of:=IF([.D22]&gt;=1000000; TEXT([.D22]/1000000; &quot;0.0#&quot;)&amp;&quot; M&quot;; IF([.D22]&gt;=1000; TEXT([.D22]/1000; &quot;0.0#&quot;)&amp;&quot; k&quot;;  IF([.D22]&gt;=1; TEXT([.D22]; &quot;0.0#&quot;);IF([.D22]&gt;=0.001; TEXT([.D22]*1000; &quot;0.0#&quot;)&amp;&quot; m&quot;; IF([.D22]&gt;=0.000001; TEXT([.D22]*1000000; &quot;0.0#&quot;)&amp;&quot; µ&quot;;IF([.D22]&gt;=0.000000001; TEXT([.D22]*1000000000; &quot;0.0#&quot;)&amp;&quot; n&quot;; IF([.D22]&gt;=0.000000000001; TEXT([.D22]*1000000000000; &quot;0.0#&quot;)&amp;&quot; p&quot;;TEXT([.D22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3]+[.C23]" office:value-type="float" office:value="0" calcext:value-type="float">
            <text:p>0</text:p>
          </table:table-cell>
          <table:table-cell table:style-name="ce6" table:formula="of:=IF([.D23]&gt;=1000000; TEXT([.D23]/1000000; &quot;0.0#&quot;)&amp;&quot; M&quot;; IF([.D23]&gt;=1000; TEXT([.D23]/1000; &quot;0.0#&quot;)&amp;&quot; k&quot;;  IF([.D23]&gt;=1; TEXT([.D23]; &quot;0.0#&quot;);IF([.D23]&gt;=0.001; TEXT([.D23]*1000; &quot;0.0#&quot;)&amp;&quot; m&quot;; IF([.D23]&gt;=0.000001; TEXT([.D23]*1000000; &quot;0.0#&quot;)&amp;&quot; µ&quot;;IF([.D23]&gt;=0.000000001; TEXT([.D23]*1000000000; &quot;0.0#&quot;)&amp;&quot; n&quot;; IF([.D23]&gt;=0.000000000001; TEXT([.D23]*1000000000000; &quot;0.0#&quot;)&amp;&quot; p&quot;;TEXT([.D23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4]+[.C24]" office:value-type="float" office:value="0" calcext:value-type="float">
            <text:p>0</text:p>
          </table:table-cell>
          <table:table-cell table:style-name="ce6" table:formula="of:=IF([.D24]&gt;=1000000; TEXT([.D24]/1000000; &quot;0.0#&quot;)&amp;&quot; M&quot;; IF([.D24]&gt;=1000; TEXT([.D24]/1000; &quot;0.0#&quot;)&amp;&quot; k&quot;;  IF([.D24]&gt;=1; TEXT([.D24]; &quot;0.0#&quot;);IF([.D24]&gt;=0.001; TEXT([.D24]*1000; &quot;0.0#&quot;)&amp;&quot; m&quot;; IF([.D24]&gt;=0.000001; TEXT([.D24]*1000000; &quot;0.0#&quot;)&amp;&quot; µ&quot;;IF([.D24]&gt;=0.000000001; TEXT([.D24]*1000000000; &quot;0.0#&quot;)&amp;&quot; n&quot;; IF([.D24]&gt;=0.000000000001; TEXT([.D24]*1000000000000; &quot;0.0#&quot;)&amp;&quot; p&quot;;TEXT([.D24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5]+[.C25]" office:value-type="float" office:value="0" calcext:value-type="float">
            <text:p>0</text:p>
          </table:table-cell>
          <table:table-cell table:style-name="ce6" table:formula="of:=IF([.D25]&gt;=1000000; TEXT([.D25]/1000000; &quot;0.0#&quot;)&amp;&quot; M&quot;; IF([.D25]&gt;=1000; TEXT([.D25]/1000; &quot;0.0#&quot;)&amp;&quot; k&quot;;  IF([.D25]&gt;=1; TEXT([.D25]; &quot;0.0#&quot;);IF([.D25]&gt;=0.001; TEXT([.D25]*1000; &quot;0.0#&quot;)&amp;&quot; m&quot;; IF([.D25]&gt;=0.000001; TEXT([.D25]*1000000; &quot;0.0#&quot;)&amp;&quot; µ&quot;;IF([.D25]&gt;=0.000000001; TEXT([.D25]*1000000000; &quot;0.0#&quot;)&amp;&quot; n&quot;; IF([.D25]&gt;=0.000000000001; TEXT([.D25]*1000000000000; &quot;0.0#&quot;)&amp;&quot; p&quot;;TEXT([.D25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6]+[.C26]" office:value-type="float" office:value="0" calcext:value-type="float">
            <text:p>0</text:p>
          </table:table-cell>
          <table:table-cell table:style-name="ce6" table:formula="of:=IF([.D26]&gt;=1000000; TEXT([.D26]/1000000; &quot;0.0#&quot;)&amp;&quot; M&quot;; IF([.D26]&gt;=1000; TEXT([.D26]/1000; &quot;0.0#&quot;)&amp;&quot; k&quot;;  IF([.D26]&gt;=1; TEXT([.D26]; &quot;0.0#&quot;);IF([.D26]&gt;=0.001; TEXT([.D26]*1000; &quot;0.0#&quot;)&amp;&quot; m&quot;; IF([.D26]&gt;=0.000001; TEXT([.D26]*1000000; &quot;0.0#&quot;)&amp;&quot; µ&quot;;IF([.D26]&gt;=0.000000001; TEXT([.D26]*1000000000; &quot;0.0#&quot;)&amp;&quot; n&quot;; IF([.D26]&gt;=0.000000000001; TEXT([.D26]*1000000000000; &quot;0.0#&quot;)&amp;&quot; p&quot;;TEXT([.D2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7]+[.C27]" office:value-type="float" office:value="0" calcext:value-type="float">
            <text:p>0</text:p>
          </table:table-cell>
          <table:table-cell table:style-name="ce6" table:formula="of:=IF([.D27]&gt;=1000000; TEXT([.D27]/1000000; &quot;0.0#&quot;)&amp;&quot; M&quot;; IF([.D27]&gt;=1000; TEXT([.D27]/1000; &quot;0.0#&quot;)&amp;&quot; k&quot;;  IF([.D27]&gt;=1; TEXT([.D27]; &quot;0.0#&quot;);IF([.D27]&gt;=0.001; TEXT([.D27]*1000; &quot;0.0#&quot;)&amp;&quot; m&quot;; IF([.D27]&gt;=0.000001; TEXT([.D27]*1000000; &quot;0.0#&quot;)&amp;&quot; µ&quot;;IF([.D27]&gt;=0.000000001; TEXT([.D27]*1000000000; &quot;0.0#&quot;)&amp;&quot; n&quot;; IF([.D27]&gt;=0.000000000001; TEXT([.D27]*1000000000000; &quot;0.0#&quot;)&amp;&quot; p&quot;;TEXT([.D27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8]+[.C28]" office:value-type="float" office:value="0" calcext:value-type="float">
            <text:p>0</text:p>
          </table:table-cell>
          <table:table-cell table:style-name="ce6" table:formula="of:=IF([.D28]&gt;=1000000; TEXT([.D28]/1000000; &quot;0.0#&quot;)&amp;&quot; M&quot;; IF([.D28]&gt;=1000; TEXT([.D28]/1000; &quot;0.0#&quot;)&amp;&quot; k&quot;;  IF([.D28]&gt;=1; TEXT([.D28]; &quot;0.0#&quot;);IF([.D28]&gt;=0.001; TEXT([.D28]*1000; &quot;0.0#&quot;)&amp;&quot; m&quot;; IF([.D28]&gt;=0.000001; TEXT([.D28]*1000000; &quot;0.0#&quot;)&amp;&quot; µ&quot;;IF([.D28]&gt;=0.000000001; TEXT([.D28]*1000000000; &quot;0.0#&quot;)&amp;&quot; n&quot;; IF([.D28]&gt;=0.000000000001; TEXT([.D28]*1000000000000; &quot;0.0#&quot;)&amp;&quot; p&quot;;TEXT([.D2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9]+[.C29]" office:value-type="float" office:value="0" calcext:value-type="float">
            <text:p>0</text:p>
          </table:table-cell>
          <table:table-cell table:style-name="ce6" table:formula="of:=IF([.D29]&gt;=1000000; TEXT([.D29]/1000000; &quot;0.0#&quot;)&amp;&quot; M&quot;; IF([.D29]&gt;=1000; TEXT([.D29]/1000; &quot;0.0#&quot;)&amp;&quot; k&quot;;  IF([.D29]&gt;=1; TEXT([.D29]; &quot;0.0#&quot;);IF([.D29]&gt;=0.001; TEXT([.D29]*1000; &quot;0.0#&quot;)&amp;&quot; m&quot;; IF([.D29]&gt;=0.000001; TEXT([.D29]*1000000; &quot;0.0#&quot;)&amp;&quot; µ&quot;;IF([.D29]&gt;=0.000000001; TEXT([.D29]*1000000000; &quot;0.0#&quot;)&amp;&quot; n&quot;; IF([.D29]&gt;=0.000000000001; TEXT([.D29]*1000000000000; &quot;0.0#&quot;)&amp;&quot; p&quot;;TEXT([.D29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0]+[.C30]" office:value-type="float" office:value="0" calcext:value-type="float">
            <text:p>0</text:p>
          </table:table-cell>
          <table:table-cell table:style-name="ce6" table:formula="of:=IF([.D30]&gt;=1000000; TEXT([.D30]/1000000; &quot;0.0#&quot;)&amp;&quot; M&quot;; IF([.D30]&gt;=1000; TEXT([.D30]/1000; &quot;0.0#&quot;)&amp;&quot; k&quot;;  IF([.D30]&gt;=1; TEXT([.D30]; &quot;0.0#&quot;);IF([.D30]&gt;=0.001; TEXT([.D30]*1000; &quot;0.0#&quot;)&amp;&quot; m&quot;; IF([.D30]&gt;=0.000001; TEXT([.D30]*1000000; &quot;0.0#&quot;)&amp;&quot; µ&quot;;IF([.D30]&gt;=0.000000001; TEXT([.D30]*1000000000; &quot;0.0#&quot;)&amp;&quot; n&quot;; IF([.D30]&gt;=0.000000000001; TEXT([.D30]*1000000000000; &quot;0.0#&quot;)&amp;&quot; p&quot;;TEXT([.D30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1]+[.C31]" office:value-type="float" office:value="0" calcext:value-type="float">
            <text:p>0</text:p>
          </table:table-cell>
          <table:table-cell table:style-name="ce6" table:formula="of:=IF([.D31]&gt;=1000000; TEXT([.D31]/1000000; &quot;0.0#&quot;)&amp;&quot; M&quot;; IF([.D31]&gt;=1000; TEXT([.D31]/1000; &quot;0.0#&quot;)&amp;&quot; k&quot;;  IF([.D31]&gt;=1; TEXT([.D31]; &quot;0.0#&quot;);IF([.D31]&gt;=0.001; TEXT([.D31]*1000; &quot;0.0#&quot;)&amp;&quot; m&quot;; IF([.D31]&gt;=0.000001; TEXT([.D31]*1000000; &quot;0.0#&quot;)&amp;&quot; µ&quot;;IF([.D31]&gt;=0.000000001; TEXT([.D31]*1000000000; &quot;0.0#&quot;)&amp;&quot; n&quot;; IF([.D31]&gt;=0.000000000001; TEXT([.D31]*1000000000000; &quot;0.0#&quot;)&amp;&quot; p&quot;;TEXT([.D31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2]+[.C32]" office:value-type="float" office:value="0" calcext:value-type="float">
            <text:p>0</text:p>
          </table:table-cell>
          <table:table-cell table:style-name="ce6" table:formula="of:=IF([.D32]&gt;=1000000; TEXT([.D32]/1000000; &quot;0.0#&quot;)&amp;&quot; M&quot;; IF([.D32]&gt;=1000; TEXT([.D32]/1000; &quot;0.0#&quot;)&amp;&quot; k&quot;;  IF([.D32]&gt;=1; TEXT([.D32]; &quot;0.0#&quot;);IF([.D32]&gt;=0.001; TEXT([.D32]*1000; &quot;0.0#&quot;)&amp;&quot; m&quot;; IF([.D32]&gt;=0.000001; TEXT([.D32]*1000000; &quot;0.0#&quot;)&amp;&quot; µ&quot;;IF([.D32]&gt;=0.000000001; TEXT([.D32]*1000000000; &quot;0.0#&quot;)&amp;&quot; n&quot;; IF([.D32]&gt;=0.000000000001; TEXT([.D32]*1000000000000; &quot;0.0#&quot;)&amp;&quot; p&quot;;TEXT([.D32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3]+[.C33]" office:value-type="float" office:value="0" calcext:value-type="float">
            <text:p>0</text:p>
          </table:table-cell>
          <table:table-cell table:style-name="ce6" table:formula="of:=IF([.D33]&gt;=1000000; TEXT([.D33]/1000000; &quot;0.0#&quot;)&amp;&quot; M&quot;; IF([.D33]&gt;=1000; TEXT([.D33]/1000; &quot;0.0#&quot;)&amp;&quot; k&quot;;  IF([.D33]&gt;=1; TEXT([.D33]; &quot;0.0#&quot;);IF([.D33]&gt;=0.001; TEXT([.D33]*1000; &quot;0.0#&quot;)&amp;&quot; m&quot;; IF([.D33]&gt;=0.000001; TEXT([.D33]*1000000; &quot;0.0#&quot;)&amp;&quot; µ&quot;;IF([.D33]&gt;=0.000000001; TEXT([.D33]*1000000000; &quot;0.0#&quot;)&amp;&quot; n&quot;; IF([.D33]&gt;=0.000000000001; TEXT([.D33]*1000000000000; &quot;0.0#&quot;)&amp;&quot; p&quot;;TEXT([.D33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4]+[.C34]" office:value-type="float" office:value="0" calcext:value-type="float">
            <text:p>0</text:p>
          </table:table-cell>
          <table:table-cell table:style-name="ce6" table:formula="of:=IF([.D34]&gt;=1000000; TEXT([.D34]/1000000; &quot;0.0#&quot;)&amp;&quot; M&quot;; IF([.D34]&gt;=1000; TEXT([.D34]/1000; &quot;0.0#&quot;)&amp;&quot; k&quot;;  IF([.D34]&gt;=1; TEXT([.D34]; &quot;0.0#&quot;);IF([.D34]&gt;=0.001; TEXT([.D34]*1000; &quot;0.0#&quot;)&amp;&quot; m&quot;; IF([.D34]&gt;=0.000001; TEXT([.D34]*1000000; &quot;0.0#&quot;)&amp;&quot; µ&quot;;IF([.D34]&gt;=0.000000001; TEXT([.D34]*1000000000; &quot;0.0#&quot;)&amp;&quot; n&quot;; IF([.D34]&gt;=0.000000000001; TEXT([.D34]*1000000000000; &quot;0.0#&quot;)&amp;&quot; p&quot;;TEXT([.D34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5]+[.C35]" office:value-type="float" office:value="0" calcext:value-type="float">
            <text:p>0</text:p>
          </table:table-cell>
          <table:table-cell table:style-name="ce6" table:formula="of:=IF([.D35]&gt;=1000000; TEXT([.D35]/1000000; &quot;0.0#&quot;)&amp;&quot; M&quot;; IF([.D35]&gt;=1000; TEXT([.D35]/1000; &quot;0.0#&quot;)&amp;&quot; k&quot;;  IF([.D35]&gt;=1; TEXT([.D35]; &quot;0.0#&quot;);IF([.D35]&gt;=0.001; TEXT([.D35]*1000; &quot;0.0#&quot;)&amp;&quot; m&quot;; IF([.D35]&gt;=0.000001; TEXT([.D35]*1000000; &quot;0.0#&quot;)&amp;&quot; µ&quot;;IF([.D35]&gt;=0.000000001; TEXT([.D35]*1000000000; &quot;0.0#&quot;)&amp;&quot; n&quot;; IF([.D35]&gt;=0.000000000001; TEXT([.D35]*1000000000000; &quot;0.0#&quot;)&amp;&quot; p&quot;;TEXT([.D35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6]+[.C36]" office:value-type="float" office:value="0" calcext:value-type="float">
            <text:p>0</text:p>
          </table:table-cell>
          <table:table-cell table:style-name="ce6" table:formula="of:=IF([.D36]&gt;=1000000; TEXT([.D36]/1000000; &quot;0.0#&quot;)&amp;&quot; M&quot;; IF([.D36]&gt;=1000; TEXT([.D36]/1000; &quot;0.0#&quot;)&amp;&quot; k&quot;;  IF([.D36]&gt;=1; TEXT([.D36]; &quot;0.0#&quot;);IF([.D36]&gt;=0.001; TEXT([.D36]*1000; &quot;0.0#&quot;)&amp;&quot; m&quot;; IF([.D36]&gt;=0.000001; TEXT([.D36]*1000000; &quot;0.0#&quot;)&amp;&quot; µ&quot;;IF([.D36]&gt;=0.000000001; TEXT([.D36]*1000000000; &quot;0.0#&quot;)&amp;&quot; n&quot;; IF([.D36]&gt;=0.000000000001; TEXT([.D36]*1000000000000; &quot;0.0#&quot;)&amp;&quot; p&quot;;TEXT([.D3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7]+[.C37]" office:value-type="float" office:value="0" calcext:value-type="float">
            <text:p>0</text:p>
          </table:table-cell>
          <table:table-cell table:style-name="ce6" table:formula="of:=IF([.D37]&gt;=1000000; TEXT([.D37]/1000000; &quot;0.0#&quot;)&amp;&quot; M&quot;; IF([.D37]&gt;=1000; TEXT([.D37]/1000; &quot;0.0#&quot;)&amp;&quot; k&quot;;  IF([.D37]&gt;=1; TEXT([.D37]; &quot;0.0#&quot;);IF([.D37]&gt;=0.001; TEXT([.D37]*1000; &quot;0.0#&quot;)&amp;&quot; m&quot;; IF([.D37]&gt;=0.000001; TEXT([.D37]*1000000; &quot;0.0#&quot;)&amp;&quot; µ&quot;;IF([.D37]&gt;=0.000000001; TEXT([.D37]*1000000000; &quot;0.0#&quot;)&amp;&quot; n&quot;; IF([.D37]&gt;=0.000000000001; TEXT([.D37]*1000000000000; &quot;0.0#&quot;)&amp;&quot; p&quot;;TEXT([.D37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8]+[.C38]" office:value-type="float" office:value="0" calcext:value-type="float">
            <text:p>0</text:p>
          </table:table-cell>
          <table:table-cell table:style-name="ce6" table:formula="of:=IF([.D38]&gt;=1000000; TEXT([.D38]/1000000; &quot;0.0#&quot;)&amp;&quot; M&quot;; IF([.D38]&gt;=1000; TEXT([.D38]/1000; &quot;0.0#&quot;)&amp;&quot; k&quot;;  IF([.D38]&gt;=1; TEXT([.D38]; &quot;0.0#&quot;);IF([.D38]&gt;=0.001; TEXT([.D38]*1000; &quot;0.0#&quot;)&amp;&quot; m&quot;; IF([.D38]&gt;=0.000001; TEXT([.D38]*1000000; &quot;0.0#&quot;)&amp;&quot; µ&quot;;IF([.D38]&gt;=0.000000001; TEXT([.D38]*1000000000; &quot;0.0#&quot;)&amp;&quot; n&quot;; IF([.D38]&gt;=0.000000000001; TEXT([.D38]*1000000000000; &quot;0.0#&quot;)&amp;&quot; p&quot;;TEXT([.D3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9]+[.C39]" office:value-type="float" office:value="0" calcext:value-type="float">
            <text:p>0</text:p>
          </table:table-cell>
          <table:table-cell table:style-name="ce6" table:formula="of:=IF([.D39]&gt;=1000000; TEXT([.D39]/1000000; &quot;0.0#&quot;)&amp;&quot; M&quot;; IF([.D39]&gt;=1000; TEXT([.D39]/1000; &quot;0.0#&quot;)&amp;&quot; k&quot;;  IF([.D39]&gt;=1; TEXT([.D39]; &quot;0.0#&quot;);IF([.D39]&gt;=0.001; TEXT([.D39]*1000; &quot;0.0#&quot;)&amp;&quot; m&quot;; IF([.D39]&gt;=0.000001; TEXT([.D39]*1000000; &quot;0.0#&quot;)&amp;&quot; µ&quot;;IF([.D39]&gt;=0.000000001; TEXT([.D39]*1000000000; &quot;0.0#&quot;)&amp;&quot; n&quot;; IF([.D39]&gt;=0.000000000001; TEXT([.D39]*1000000000000; &quot;0.0#&quot;)&amp;&quot; p&quot;;TEXT([.D39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0]+[.C40]" office:value-type="float" office:value="0" calcext:value-type="float">
            <text:p>0</text:p>
          </table:table-cell>
          <table:table-cell table:style-name="ce6" table:formula="of:=IF([.D40]&gt;=1000000; TEXT([.D40]/1000000; &quot;0.0#&quot;)&amp;&quot; M&quot;; IF([.D40]&gt;=1000; TEXT([.D40]/1000; &quot;0.0#&quot;)&amp;&quot; k&quot;;  IF([.D40]&gt;=1; TEXT([.D40]; &quot;0.0#&quot;);IF([.D40]&gt;=0.001; TEXT([.D40]*1000; &quot;0.0#&quot;)&amp;&quot; m&quot;; IF([.D40]&gt;=0.000001; TEXT([.D40]*1000000; &quot;0.0#&quot;)&amp;&quot; µ&quot;;IF([.D40]&gt;=0.000000001; TEXT([.D40]*1000000000; &quot;0.0#&quot;)&amp;&quot; n&quot;; IF([.D40]&gt;=0.000000000001; TEXT([.D40]*1000000000000; &quot;0.0#&quot;)&amp;&quot; p&quot;;TEXT([.D40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1]+[.C41]" office:value-type="float" office:value="0" calcext:value-type="float">
            <text:p>0</text:p>
          </table:table-cell>
          <table:table-cell table:style-name="ce6" table:formula="of:=IF([.D41]&gt;=1000000; TEXT([.D41]/1000000; &quot;0.0#&quot;)&amp;&quot; M&quot;; IF([.D41]&gt;=1000; TEXT([.D41]/1000; &quot;0.0#&quot;)&amp;&quot; k&quot;;  IF([.D41]&gt;=1; TEXT([.D41]; &quot;0.0#&quot;);IF([.D41]&gt;=0.001; TEXT([.D41]*1000; &quot;0.0#&quot;)&amp;&quot; m&quot;; IF([.D41]&gt;=0.000001; TEXT([.D41]*1000000; &quot;0.0#&quot;)&amp;&quot; µ&quot;;IF([.D41]&gt;=0.000000001; TEXT([.D41]*1000000000; &quot;0.0#&quot;)&amp;&quot; n&quot;; IF([.D41]&gt;=0.000000000001; TEXT([.D41]*1000000000000; &quot;0.0#&quot;)&amp;&quot; p&quot;;TEXT([.D41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2]+[.C42]" office:value-type="float" office:value="0" calcext:value-type="float">
            <text:p>0</text:p>
          </table:table-cell>
          <table:table-cell table:style-name="ce6" table:formula="of:=IF([.D42]&gt;=1000000; TEXT([.D42]/1000000; &quot;0.0#&quot;)&amp;&quot; M&quot;; IF([.D42]&gt;=1000; TEXT([.D42]/1000; &quot;0.0#&quot;)&amp;&quot; k&quot;;  IF([.D42]&gt;=1; TEXT([.D42]; &quot;0.0#&quot;);IF([.D42]&gt;=0.001; TEXT([.D42]*1000; &quot;0.0#&quot;)&amp;&quot; m&quot;; IF([.D42]&gt;=0.000001; TEXT([.D42]*1000000; &quot;0.0#&quot;)&amp;&quot; µ&quot;;IF([.D42]&gt;=0.000000001; TEXT([.D42]*1000000000; &quot;0.0#&quot;)&amp;&quot; n&quot;; IF([.D42]&gt;=0.000000000001; TEXT([.D42]*1000000000000; &quot;0.0#&quot;)&amp;&quot; p&quot;;TEXT([.D42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3]+[.C43]" office:value-type="float" office:value="0" calcext:value-type="float">
            <text:p>0</text:p>
          </table:table-cell>
          <table:table-cell table:style-name="ce6" table:formula="of:=IF([.D43]&gt;=1000000; TEXT([.D43]/1000000; &quot;0.0#&quot;)&amp;&quot; M&quot;; IF([.D43]&gt;=1000; TEXT([.D43]/1000; &quot;0.0#&quot;)&amp;&quot; k&quot;;  IF([.D43]&gt;=1; TEXT([.D43]; &quot;0.0#&quot;);IF([.D43]&gt;=0.001; TEXT([.D43]*1000; &quot;0.0#&quot;)&amp;&quot; m&quot;; IF([.D43]&gt;=0.000001; TEXT([.D43]*1000000; &quot;0.0#&quot;)&amp;&quot; µ&quot;;IF([.D43]&gt;=0.000000001; TEXT([.D43]*1000000000; &quot;0.0#&quot;)&amp;&quot; n&quot;; IF([.D43]&gt;=0.000000000001; TEXT([.D43]*1000000000000; &quot;0.0#&quot;)&amp;&quot; p&quot;;TEXT([.D43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4]+[.C44]" office:value-type="float" office:value="0" calcext:value-type="float">
            <text:p>0</text:p>
          </table:table-cell>
          <table:table-cell table:style-name="ce6" table:formula="of:=IF([.D44]&gt;=1000000; TEXT([.D44]/1000000; &quot;0.0#&quot;)&amp;&quot; M&quot;; IF([.D44]&gt;=1000; TEXT([.D44]/1000; &quot;0.0#&quot;)&amp;&quot; k&quot;;  IF([.D44]&gt;=1; TEXT([.D44]; &quot;0.0#&quot;);IF([.D44]&gt;=0.001; TEXT([.D44]*1000; &quot;0.0#&quot;)&amp;&quot; m&quot;; IF([.D44]&gt;=0.000001; TEXT([.D44]*1000000; &quot;0.0#&quot;)&amp;&quot; µ&quot;;IF([.D44]&gt;=0.000000001; TEXT([.D44]*1000000000; &quot;0.0#&quot;)&amp;&quot; n&quot;; IF([.D44]&gt;=0.000000000001; TEXT([.D44]*1000000000000; &quot;0.0#&quot;)&amp;&quot; p&quot;;TEXT([.D44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5]+[.C45]" office:value-type="float" office:value="0" calcext:value-type="float">
            <text:p>0</text:p>
          </table:table-cell>
          <table:table-cell table:style-name="ce6" table:formula="of:=IF([.D45]&gt;=1000000; TEXT([.D45]/1000000; &quot;0.0#&quot;)&amp;&quot; M&quot;; IF([.D45]&gt;=1000; TEXT([.D45]/1000; &quot;0.0#&quot;)&amp;&quot; k&quot;;  IF([.D45]&gt;=1; TEXT([.D45]; &quot;0.0#&quot;);IF([.D45]&gt;=0.001; TEXT([.D45]*1000; &quot;0.0#&quot;)&amp;&quot; m&quot;; IF([.D45]&gt;=0.000001; TEXT([.D45]*1000000; &quot;0.0#&quot;)&amp;&quot; µ&quot;;IF([.D45]&gt;=0.000000001; TEXT([.D45]*1000000000; &quot;0.0#&quot;)&amp;&quot; n&quot;; IF([.D45]&gt;=0.000000000001; TEXT([.D45]*1000000000000; &quot;0.0#&quot;)&amp;&quot; p&quot;;TEXT([.D45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6]+[.C46]" office:value-type="float" office:value="0" calcext:value-type="float">
            <text:p>0</text:p>
          </table:table-cell>
          <table:table-cell table:style-name="ce6" table:formula="of:=IF([.D46]&gt;=1000000; TEXT([.D46]/1000000; &quot;0.0#&quot;)&amp;&quot; M&quot;; IF([.D46]&gt;=1000; TEXT([.D46]/1000; &quot;0.0#&quot;)&amp;&quot; k&quot;;  IF([.D46]&gt;=1; TEXT([.D46]; &quot;0.0#&quot;);IF([.D46]&gt;=0.001; TEXT([.D46]*1000; &quot;0.0#&quot;)&amp;&quot; m&quot;; IF([.D46]&gt;=0.000001; TEXT([.D46]*1000000; &quot;0.0#&quot;)&amp;&quot; µ&quot;;IF([.D46]&gt;=0.000000001; TEXT([.D46]*1000000000; &quot;0.0#&quot;)&amp;&quot; n&quot;; IF([.D46]&gt;=0.000000000001; TEXT([.D46]*1000000000000; &quot;0.0#&quot;)&amp;&quot; p&quot;;TEXT([.D4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7]+[.C47]" office:value-type="float" office:value="0" calcext:value-type="float">
            <text:p>0</text:p>
          </table:table-cell>
          <table:table-cell table:style-name="ce6" table:formula="of:=IF([.D47]&gt;=1000000; TEXT([.D47]/1000000; &quot;0.0#&quot;)&amp;&quot; M&quot;; IF([.D47]&gt;=1000; TEXT([.D47]/1000; &quot;0.0#&quot;)&amp;&quot; k&quot;;  IF([.D47]&gt;=1; TEXT([.D47]; &quot;0.0#&quot;);IF([.D47]&gt;=0.001; TEXT([.D47]*1000; &quot;0.0#&quot;)&amp;&quot; m&quot;; IF([.D47]&gt;=0.000001; TEXT([.D47]*1000000; &quot;0.0#&quot;)&amp;&quot; µ&quot;;IF([.D47]&gt;=0.000000001; TEXT([.D47]*1000000000; &quot;0.0#&quot;)&amp;&quot; n&quot;; IF([.D47]&gt;=0.000000000001; TEXT([.D47]*1000000000000; &quot;0.0#&quot;)&amp;&quot; p&quot;;TEXT([.D47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8]+[.C48]" office:value-type="float" office:value="0" calcext:value-type="float">
            <text:p>0</text:p>
          </table:table-cell>
          <table:table-cell table:style-name="ce6" table:formula="of:=IF([.D48]&gt;=1000000; TEXT([.D48]/1000000; &quot;0.0#&quot;)&amp;&quot; M&quot;; IF([.D48]&gt;=1000; TEXT([.D48]/1000; &quot;0.0#&quot;)&amp;&quot; k&quot;;  IF([.D48]&gt;=1; TEXT([.D48]; &quot;0.0#&quot;);IF([.D48]&gt;=0.001; TEXT([.D48]*1000; &quot;0.0#&quot;)&amp;&quot; m&quot;; IF([.D48]&gt;=0.000001; TEXT([.D48]*1000000; &quot;0.0#&quot;)&amp;&quot; µ&quot;;IF([.D48]&gt;=0.000000001; TEXT([.D48]*1000000000; &quot;0.0#&quot;)&amp;&quot; n&quot;; IF([.D48]&gt;=0.000000000001; TEXT([.D48]*1000000000000; &quot;0.0#&quot;)&amp;&quot; p&quot;;TEXT([.D4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9]+[.C49]" office:value-type="float" office:value="0" calcext:value-type="float">
            <text:p>0</text:p>
          </table:table-cell>
          <table:table-cell table:style-name="ce6" table:formula="of:=IF([.D49]&gt;=1000000; TEXT([.D49]/1000000; &quot;0.0#&quot;)&amp;&quot; M&quot;; IF([.D49]&gt;=1000; TEXT([.D49]/1000; &quot;0.0#&quot;)&amp;&quot; k&quot;;  IF([.D49]&gt;=1; TEXT([.D49]; &quot;0.0#&quot;);IF([.D49]&gt;=0.001; TEXT([.D49]*1000; &quot;0.0#&quot;)&amp;&quot; m&quot;; IF([.D49]&gt;=0.000001; TEXT([.D49]*1000000; &quot;0.0#&quot;)&amp;&quot; µ&quot;;IF([.D49]&gt;=0.000000001; TEXT([.D49]*1000000000; &quot;0.0#&quot;)&amp;&quot; n&quot;; IF([.D49]&gt;=0.000000000001; TEXT([.D49]*1000000000000; &quot;0.0#&quot;)&amp;&quot; p&quot;;TEXT([.D49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0]+[.C50]" office:value-type="float" office:value="0" calcext:value-type="float">
            <text:p>0</text:p>
          </table:table-cell>
          <table:table-cell table:style-name="ce6" table:formula="of:=IF([.D50]&gt;=1000000; TEXT([.D50]/1000000; &quot;0.0#&quot;)&amp;&quot; M&quot;; IF([.D50]&gt;=1000; TEXT([.D50]/1000; &quot;0.0#&quot;)&amp;&quot; k&quot;;  IF([.D50]&gt;=1; TEXT([.D50]; &quot;0.0#&quot;);IF([.D50]&gt;=0.001; TEXT([.D50]*1000; &quot;0.0#&quot;)&amp;&quot; m&quot;; IF([.D50]&gt;=0.000001; TEXT([.D50]*1000000; &quot;0.0#&quot;)&amp;&quot; µ&quot;;IF([.D50]&gt;=0.000000001; TEXT([.D50]*1000000000; &quot;0.0#&quot;)&amp;&quot; n&quot;; IF([.D50]&gt;=0.000000000001; TEXT([.D50]*1000000000000; &quot;0.0#&quot;)&amp;&quot; p&quot;;TEXT([.D50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1]+[.C51]" office:value-type="float" office:value="0" calcext:value-type="float">
            <text:p>0</text:p>
          </table:table-cell>
          <table:table-cell table:style-name="ce6" table:formula="of:=IF([.D51]&gt;=1000000; TEXT([.D51]/1000000; &quot;0.0#&quot;)&amp;&quot; M&quot;; IF([.D51]&gt;=1000; TEXT([.D51]/1000; &quot;0.0#&quot;)&amp;&quot; k&quot;;  IF([.D51]&gt;=1; TEXT([.D51]; &quot;0.0#&quot;);IF([.D51]&gt;=0.001; TEXT([.D51]*1000; &quot;0.0#&quot;)&amp;&quot; m&quot;; IF([.D51]&gt;=0.000001; TEXT([.D51]*1000000; &quot;0.0#&quot;)&amp;&quot; µ&quot;;IF([.D51]&gt;=0.000000001; TEXT([.D51]*1000000000; &quot;0.0#&quot;)&amp;&quot; n&quot;; IF([.D51]&gt;=0.000000000001; TEXT([.D51]*1000000000000; &quot;0.0#&quot;)&amp;&quot; p&quot;;TEXT([.D51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2]+[.C52]" office:value-type="float" office:value="0" calcext:value-type="float">
            <text:p>0</text:p>
          </table:table-cell>
          <table:table-cell table:style-name="ce6" table:formula="of:=IF([.D52]&gt;=1000000; TEXT([.D52]/1000000; &quot;0.0#&quot;)&amp;&quot; M&quot;; IF([.D52]&gt;=1000; TEXT([.D52]/1000; &quot;0.0#&quot;)&amp;&quot; k&quot;;  IF([.D52]&gt;=1; TEXT([.D52]; &quot;0.0#&quot;);IF([.D52]&gt;=0.001; TEXT([.D52]*1000; &quot;0.0#&quot;)&amp;&quot; m&quot;; IF([.D52]&gt;=0.000001; TEXT([.D52]*1000000; &quot;0.0#&quot;)&amp;&quot; µ&quot;;IF([.D52]&gt;=0.000000001; TEXT([.D52]*1000000000; &quot;0.0#&quot;)&amp;&quot; n&quot;; IF([.D52]&gt;=0.000000000001; TEXT([.D52]*1000000000000; &quot;0.0#&quot;)&amp;&quot; p&quot;;TEXT([.D52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3]+[.C53]" office:value-type="float" office:value="0" calcext:value-type="float">
            <text:p>0</text:p>
          </table:table-cell>
          <table:table-cell table:style-name="ce6" table:formula="of:=IF([.D53]&gt;=1000000; TEXT([.D53]/1000000; &quot;0.0#&quot;)&amp;&quot; M&quot;; IF([.D53]&gt;=1000; TEXT([.D53]/1000; &quot;0.0#&quot;)&amp;&quot; k&quot;;  IF([.D53]&gt;=1; TEXT([.D53]; &quot;0.0#&quot;);IF([.D53]&gt;=0.001; TEXT([.D53]*1000; &quot;0.0#&quot;)&amp;&quot; m&quot;; IF([.D53]&gt;=0.000001; TEXT([.D53]*1000000; &quot;0.0#&quot;)&amp;&quot; µ&quot;;IF([.D53]&gt;=0.000000001; TEXT([.D53]*1000000000; &quot;0.0#&quot;)&amp;&quot; n&quot;; IF([.D53]&gt;=0.000000000001; TEXT([.D53]*1000000000000; &quot;0.0#&quot;)&amp;&quot; p&quot;;TEXT([.D53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4]+[.C54]" office:value-type="float" office:value="0" calcext:value-type="float">
            <text:p>0</text:p>
          </table:table-cell>
          <table:table-cell table:style-name="ce6" table:formula="of:=IF([.D54]&gt;=1000000; TEXT([.D54]/1000000; &quot;0.0#&quot;)&amp;&quot; M&quot;; IF([.D54]&gt;=1000; TEXT([.D54]/1000; &quot;0.0#&quot;)&amp;&quot; k&quot;;  IF([.D54]&gt;=1; TEXT([.D54]; &quot;0.0#&quot;);IF([.D54]&gt;=0.001; TEXT([.D54]*1000; &quot;0.0#&quot;)&amp;&quot; m&quot;; IF([.D54]&gt;=0.000001; TEXT([.D54]*1000000; &quot;0.0#&quot;)&amp;&quot; µ&quot;;IF([.D54]&gt;=0.000000001; TEXT([.D54]*1000000000; &quot;0.0#&quot;)&amp;&quot; n&quot;; IF([.D54]&gt;=0.000000000001; TEXT([.D54]*1000000000000; &quot;0.0#&quot;)&amp;&quot; p&quot;;TEXT([.D54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5]+[.C55]" office:value-type="float" office:value="0" calcext:value-type="float">
            <text:p>0</text:p>
          </table:table-cell>
          <table:table-cell table:style-name="ce6" table:formula="of:=IF([.D55]&gt;=1000000; TEXT([.D55]/1000000; &quot;0.0#&quot;)&amp;&quot; M&quot;; IF([.D55]&gt;=1000; TEXT([.D55]/1000; &quot;0.0#&quot;)&amp;&quot; k&quot;;  IF([.D55]&gt;=1; TEXT([.D55]; &quot;0.0#&quot;);IF([.D55]&gt;=0.001; TEXT([.D55]*1000; &quot;0.0#&quot;)&amp;&quot; m&quot;; IF([.D55]&gt;=0.000001; TEXT([.D55]*1000000; &quot;0.0#&quot;)&amp;&quot; µ&quot;;IF([.D55]&gt;=0.000000001; TEXT([.D55]*1000000000; &quot;0.0#&quot;)&amp;&quot; n&quot;; IF([.D55]&gt;=0.000000000001; TEXT([.D55]*1000000000000; &quot;0.0#&quot;)&amp;&quot; p&quot;;TEXT([.D55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6]+[.C56]" office:value-type="float" office:value="0" calcext:value-type="float">
            <text:p>0</text:p>
          </table:table-cell>
          <table:table-cell table:style-name="ce6" table:formula="of:=IF([.D56]&gt;=1000000; TEXT([.D56]/1000000; &quot;0.0#&quot;)&amp;&quot; M&quot;; IF([.D56]&gt;=1000; TEXT([.D56]/1000; &quot;0.0#&quot;)&amp;&quot; k&quot;;  IF([.D56]&gt;=1; TEXT([.D56]; &quot;0.0#&quot;);IF([.D56]&gt;=0.001; TEXT([.D56]*1000; &quot;0.0#&quot;)&amp;&quot; m&quot;; IF([.D56]&gt;=0.000001; TEXT([.D56]*1000000; &quot;0.0#&quot;)&amp;&quot; µ&quot;;IF([.D56]&gt;=0.000000001; TEXT([.D56]*1000000000; &quot;0.0#&quot;)&amp;&quot; n&quot;; IF([.D56]&gt;=0.000000000001; TEXT([.D56]*1000000000000; &quot;0.0#&quot;)&amp;&quot; p&quot;;TEXT([.D5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7]+[.C57]" office:value-type="float" office:value="0" calcext:value-type="float">
            <text:p>0</text:p>
          </table:table-cell>
          <table:table-cell table:style-name="ce6" table:formula="of:=IF([.D57]&gt;=1000000; TEXT([.D57]/1000000; &quot;0.0#&quot;)&amp;&quot; M&quot;; IF([.D57]&gt;=1000; TEXT([.D57]/1000; &quot;0.0#&quot;)&amp;&quot; k&quot;;  IF([.D57]&gt;=1; TEXT([.D57]; &quot;0.0#&quot;);IF([.D57]&gt;=0.001; TEXT([.D57]*1000; &quot;0.0#&quot;)&amp;&quot; m&quot;; IF([.D57]&gt;=0.000001; TEXT([.D57]*1000000; &quot;0.0#&quot;)&amp;&quot; µ&quot;;IF([.D57]&gt;=0.000000001; TEXT([.D57]*1000000000; &quot;0.0#&quot;)&amp;&quot; n&quot;; IF([.D57]&gt;=0.000000000001; TEXT([.D57]*1000000000000; &quot;0.0#&quot;)&amp;&quot; p&quot;;TEXT([.D57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8]+[.C58]" office:value-type="float" office:value="0" calcext:value-type="float">
            <text:p>0</text:p>
          </table:table-cell>
          <table:table-cell table:style-name="ce6" table:formula="of:=IF([.D58]&gt;=1000000; TEXT([.D58]/1000000; &quot;0.0#&quot;)&amp;&quot; M&quot;; IF([.D58]&gt;=1000; TEXT([.D58]/1000; &quot;0.0#&quot;)&amp;&quot; k&quot;;  IF([.D58]&gt;=1; TEXT([.D58]; &quot;0.0#&quot;);IF([.D58]&gt;=0.001; TEXT([.D58]*1000; &quot;0.0#&quot;)&amp;&quot; m&quot;; IF([.D58]&gt;=0.000001; TEXT([.D58]*1000000; &quot;0.0#&quot;)&amp;&quot; µ&quot;;IF([.D58]&gt;=0.000000001; TEXT([.D58]*1000000000; &quot;0.0#&quot;)&amp;&quot; n&quot;; IF([.D58]&gt;=0.000000000001; TEXT([.D58]*1000000000000; &quot;0.0#&quot;)&amp;&quot; p&quot;;TEXT([.D5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9]+[.C59]" office:value-type="float" office:value="0" calcext:value-type="float">
            <text:p>0</text:p>
          </table:table-cell>
          <table:table-cell table:style-name="ce6" table:formula="of:=IF([.D59]&gt;=1000000; TEXT([.D59]/1000000; &quot;0.0#&quot;)&amp;&quot; M&quot;; IF([.D59]&gt;=1000; TEXT([.D59]/1000; &quot;0.0#&quot;)&amp;&quot; k&quot;;  IF([.D59]&gt;=1; TEXT([.D59]; &quot;0.0#&quot;);IF([.D59]&gt;=0.001; TEXT([.D59]*1000; &quot;0.0#&quot;)&amp;&quot; m&quot;; IF([.D59]&gt;=0.000001; TEXT([.D59]*1000000; &quot;0.0#&quot;)&amp;&quot; µ&quot;;IF([.D59]&gt;=0.000000001; TEXT([.D59]*1000000000; &quot;0.0#&quot;)&amp;&quot; n&quot;; IF([.D59]&gt;=0.000000000001; TEXT([.D59]*1000000000000; &quot;0.0#&quot;)&amp;&quot; p&quot;;TEXT([.D59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60]+[.C60]" office:value-type="float" office:value="0" calcext:value-type="float">
            <text:p>0</text:p>
          </table:table-cell>
          <table:table-cell table:style-name="ce6" table:formula="of:=IF([.D60]&gt;=1000000; TEXT([.D60]/1000000; &quot;0.0#&quot;)&amp;&quot; M&quot;; IF([.D60]&gt;=1000; TEXT([.D60]/1000; &quot;0.0#&quot;)&amp;&quot; k&quot;;  IF([.D60]&gt;=1; TEXT([.D60]; &quot;0.0#&quot;);IF([.D60]&gt;=0.001; TEXT([.D60]*1000; &quot;0.0#&quot;)&amp;&quot; m&quot;; IF([.D60]&gt;=0.000001; TEXT([.D60]*1000000; &quot;0.0#&quot;)&amp;&quot; µ&quot;;IF([.D60]&gt;=0.000000001; TEXT([.D60]*1000000000; &quot;0.0#&quot;)&amp;&quot; n&quot;; IF([.D60]&gt;=0.000000000001; TEXT([.D60]*1000000000000; &quot;0.0#&quot;)&amp;&quot; p&quot;;TEXT([.D60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/>
          <table:table-cell office:value-type="string" calcext:value-type="string">
            <text:p>Resistors 1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61]+[.C61]" office:value-type="float" office:value="0" calcext:value-type="float">
            <text:p>0</text:p>
          </table:table-cell>
          <table:table-cell table:style-name="ce6" table:formula="of:=IF([.D61]&gt;=1000000; TEXT([.D61]/1000000; &quot;0.0#&quot;)&amp;&quot; M&quot;; IF([.D61]&gt;=1000; TEXT([.D61]/1000; &quot;0.0#&quot;)&amp;&quot; k&quot;;  IF([.D61]&gt;=1; TEXT([.D61]; &quot;0.0#&quot;);IF([.D61]&gt;=0.001; TEXT([.D61]*1000; &quot;0.0#&quot;)&amp;&quot; m&quot;; IF([.D61]&gt;=0.000001; TEXT([.D61]*1000000; &quot;0.0#&quot;)&amp;&quot; µ&quot;;IF([.D61]&gt;=0.000000001; TEXT([.D61]*1000000000; &quot;0.0#&quot;)&amp;&quot; n&quot;; IF([.D61]&gt;=0.000000000001; TEXT([.D61]*1000000000000; &quot;0.0#&quot;)&amp;&quot; p&quot;;TEXT([.D61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office:value-type="string" calcext:value-type="string">
            <text:p>Resistors 1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office:value-type="string" calcext:value-type="string">
            <text:p>Resistors 1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office:value-type="string" calcext:value-type="string">
            <text:p>Resistors 1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office:value-type="string" calcext:value-type="string">
            <text:p>Resistors 1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office:value-type="string" calcext:value-type="string">
            <text:p>Resistors 1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2"/>
          <table:table-cell/>
          <table:table-cell office:value-type="string" calcext:value-type="string">
            <text:p>Resistors 1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/>
          <table:table-cell table:number-columns-repeated="2"/>
          <table:table-cell office:value-type="string" calcext:value-type="string">
            <text:p>Resistors 1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2"/>
          <table:table-cell/>
          <table:table-cell office:value-type="string" calcext:value-type="string">
            <text:p>Resistors 1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office:value-type="string" calcext:value-type="string">
            <text:p>Resistors 1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office:value-type="string" calcext:value-type="string">
            <text:p>Resistors 1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office:value-type="string" calcext:value-type="string">
            <text:p>Resistors 1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office:value-type="string" calcext:value-type="string">
            <text:p>Resistors 1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7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7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7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7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7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7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8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 table:number-columns-repeated="4"/>
          <table:table-cell table:style-name="ce10" table:formula="of:=HYPERLINK([.N8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8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8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 table:formula="of:=HYPERLINK([.N8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8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8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8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/>
          <table:table-cell table:style-name="ce2"/>
          <table:table-cell table:number-columns-repeated="3"/>
          <table:table-cell table:style-name="ce10" table:formula="of:=HYPERLINK([.N8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 table:formula="of:=HYPERLINK([.N8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 table:formula="of:=HYPERLINK([.N9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9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 table:number-columns-repeated="2"/>
          <table:table-cell table:number-columns-repeated="2"/>
          <table:table-cell table:style-name="ce10" table:formula="of:=HYPERLINK([.N9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 table:number-columns-repeated="2"/>
          <table:table-cell table:number-columns-repeated="2"/>
          <table:table-cell table:style-name="ce10" table:formula="of:=HYPERLINK([.N9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9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9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9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9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9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9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 table:formula="of:=HYPERLINK([.N10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0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0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0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0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0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0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0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3"/>
          <table:table-cell table:style-name="ce8" table:number-columns-repeated="2"/>
          <table:table-cell table:number-columns-repeated="4"/>
          <table:table-cell table:style-name="ce10" table:formula="of:=HYPERLINK([.N10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 table:formula="of:=HYPERLINK([.N109]; &quot;View Image&quot;)" office:value-type="string" office:string-value="View Image" calcext:value-type="string">
            <text:p>View Image</text:p>
          </table:table-cell>
          <table:table-cell table:style-name="ce13"/>
          <table:table-cell table:number-columns-repeated="16368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 table:formula="of:=HYPERLINK([.N11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 table:formula="of:=HYPERLINK([.N11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 table:number-rows-repeated="10">
          <table:table-cell table:number-columns-repeated="2"/>
          <table:table-cell table:style-name="ce3"/>
          <table:table-cell/>
          <table:table-cell table:style-name="ce6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6381"/>
        </table:table-row>
        <table:table-row table:style-name="ro1" table:number-rows-repeated="10484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 style:data-style-name="N2" text:time-value="12:15:59.8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18:53:12</meta:creation-date>
    <dc:language>en-US</dc:language>
    <dc:date>2026-01-23T12:39:06.141000000</dc:date>
    <meta:editing-cycles>24</meta:editing-cycles>
    <meta:editing-duration>P2DT12H20M55S</meta:editing-duration>
    <meta:generator>LibreOffice/24.2.5.2$Windows_X86_64 LibreOffice_project/bffef4ea93e59bebbeaf7f431bb02b1a39ee8a59</meta:generator>
    <meta:document-statistic meta:table-count="1" meta:cell-count="631" meta:object-count="0"/>
    <meta:user-defined meta:name="AppVersion">15.0000</meta:user-defined>
  </office:meta>
</office:document-meta>
</file>